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352.67" calcext:value-type="float">
            <text:p>352.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353.01" calcext:value-type="float">
            <text:p>353.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float" office:value="350.09" calcext:value-type="float">
            <text:p>350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float" office:value="355.93" calcext:value-type="float">
            <text:p>355.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float" office:value="351.52" calcext:value-type="float">
            <text:p>351.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.67</text:p>
          </table:table-cell>
          <table:table-cell office:value-type="float" office:value="0.37" calcext:value-type="float">
            <text:p>0.37</text:p>
          </table:table-cell>
          <table:table-cell office:value-type="float" office:value="356.99" calcext:value-type="float">
            <text:p>356.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float" office:value="351.19" calcext:value-type="float">
            <text:p>351.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6.13" calcext:value-type="float">
            <text:p>346.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353.82" calcext:value-type="float">
            <text:p>353.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8" calcext:value-type="float">
            <text:p>2.68</text:p>
          </table:table-cell>
          <table:table-cell office:value-type="float" office:value="0.37" calcext:value-type="float">
            <text:p>0.37</text:p>
          </table:table-cell>
          <table:table-cell office:value-type="float" office:value="355.72" calcext:value-type="float">
            <text:p>355.72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704" calcext:value-type="float">
            <text:p>2.704</text:p>
          </table:table-cell>
          <table:table-cell table:formula="of:=AVERAGE([.C3:.C12])" office:value-type="float" office:value="0.369" calcext:value-type="float">
            <text:p>0.369</text:p>
          </table:table-cell>
          <table:table-cell table:formula="of:=AVERAGE([.D3:.D12])" office:value-type="float" office:value="352.707" calcext:value-type="float">
            <text:p>352.70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76" calcext:value-type="float">
            <text:p>2.76</text:p>
          </table:table-cell>
          <table:table-cell table:formula="of:=MAX([.C3:.C12])" office:value-type="float" office:value="0.37" calcext:value-type="float">
            <text:p>0.37</text:p>
          </table:table-cell>
          <table:table-cell table:formula="of:=MAX([.D3:.D12])" office:value-type="float" office:value="356.99" calcext:value-type="float">
            <text:p>356.9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67" calcext:value-type="float">
            <text:p>2.67</text:p>
          </table:table-cell>
          <table:table-cell table:formula="of:=MIN([.C3:.C12])" office:value-type="float" office:value="0.36" calcext:value-type="float">
            <text:p>0.36</text:p>
          </table:table-cell>
          <table:table-cell table:formula="of:=MIN([.D3:.D12])" office:value-type="float" office:value="346.13" calcext:value-type="float">
            <text:p>346.13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259058123036338" calcext:value-type="float">
            <text:p>0.025905812303634</text:p>
          </table:table-cell>
          <table:table-cell table:formula="of:=COM.MICROSOFT.STDEV.S([.C3:.C12])" office:value-type="float" office:value="0.00316227766016838" calcext:value-type="float">
            <text:p>0.003162277660168</text:p>
          </table:table-cell>
          <table:table-cell table:formula="of:=COM.MICROSOFT.STDEV.S([.D3:.D12])" office:value-type="float" office:value="3.2138210210831" calcext:value-type="float">
            <text:p>3.21382102108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3:51.140069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05:20.283771797</dc:date>
    <meta:editing-duration>PT15M29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